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5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44M15S" calcext:value-type="time">
            <text:p>12:44:15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44M34S" calcext:value-type="time">
            <text:p>12:44:34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44M56S" calcext:value-type="time">
            <text:p>12:44:56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45M24S" calcext:value-type="time">
            <text:p>12:45:24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45M32S" calcext:value-type="time">
            <text:p>12:45:32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44M26S" calcext:value-type="time">
            <text:p>12:44:26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44M41S" calcext:value-type="time">
            <text:p>12:44:41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45M11S" calcext:value-type="time">
            <text:p>12:45:11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time" office:time-value="PT12H44M12S" calcext:value-type="time">
            <text:p>12:44:1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4M13S" calcext:value-type="time">
            <text:p>12:44:13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4M17S" calcext:value-type="time">
            <text:p>12:44:17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4M19S" calcext:value-type="time">
            <text:p>12:44:19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4M23S" calcext:value-type="time">
            <text:p>12:44:2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4M26S" calcext:value-type="time">
            <text:p>12:44:2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4M28S" calcext:value-type="time">
            <text:p>12:44:2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4M33S" calcext:value-type="time">
            <text:p>12:44:3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4M35S" calcext:value-type="time">
            <text:p>12:44:35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4M36S" calcext:value-type="time">
            <text:p>12:44:3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4M37S" calcext:value-type="time">
            <text:p>12:44:3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4M44S" calcext:value-type="time">
            <text:p>12:44:4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4M47S" calcext:value-type="time">
            <text:p>12:44:47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4M58S" calcext:value-type="time">
            <text:p>12:44:58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5M00S" calcext:value-type="time">
            <text:p>12:45:0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5M01S" calcext:value-type="time">
            <text:p>12:45:0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5M02S" calcext:value-type="time">
            <text:p>12:45:0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5M06S" calcext:value-type="time">
            <text:p>12:45:06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5M07S" calcext:value-type="time">
            <text:p>12:45:0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5M07S" calcext:value-type="time">
            <text:p>12:45:07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5M09S" calcext:value-type="time">
            <text:p>12:45:0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5M10S" calcext:value-type="time">
            <text:p>12:45:1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5M14S" calcext:value-type="time">
            <text:p>12:45:14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5M14S" calcext:value-type="time">
            <text:p>12:45:1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5M17S" calcext:value-type="time">
            <text:p>12:45:1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5M19S" calcext:value-type="time">
            <text:p>12:45:19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5M21S" calcext:value-type="time">
            <text:p>12:45:2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5M30S" calcext:value-type="time">
            <text:p>12:45:3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5M30S" calcext:value-type="time">
            <text:p>12:45:30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5M31S" calcext:value-type="time">
            <text:p>12:45:3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5M31S" calcext:value-type="time">
            <text:p>12:45:31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5M31S" calcext:value-type="time">
            <text:p>12:45:3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5M34S" calcext:value-type="time">
            <text:p>12:45:3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5M34S" calcext:value-type="time">
            <text:p>12:45:34</text:p>
          </table:table-cell>
          <table:table-cell table:style-name="ce1"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4M13S" calcext:value-type="time">
            <text:p>12:44:1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4M14S" calcext:value-type="time">
            <text:p>12:44:1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time" office:time-value="PT12H44M15S" calcext:value-type="time">
            <text:p>12:44:1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4M16S" calcext:value-type="time">
            <text:p>12:44:16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4M17S" calcext:value-type="time">
            <text:p>12:44:17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4M26S" calcext:value-type="time">
            <text:p>12:44:26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4M28S" calcext:value-type="time">
            <text:p>12:44:2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4M28S" calcext:value-type="time">
            <text:p>12:44:28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4M31S" calcext:value-type="time">
            <text:p>12:44:3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4M34S" calcext:value-type="time">
            <text:p>12:44:34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4M34S" calcext:value-type="time">
            <text:p>12:44:34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4M35S" calcext:value-type="time">
            <text:p>12:44:3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4M36S" calcext:value-type="time">
            <text:p>12:44:36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4M42S" calcext:value-type="time">
            <text:p>12:44:42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4M43S" calcext:value-type="time">
            <text:p>12:44:43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4M43S" calcext:value-type="time">
            <text:p>12:44:43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4M45S" calcext:value-type="time">
            <text:p>12:44:45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4M47S" calcext:value-type="time">
            <text:p>12:44:47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4M52S" calcext:value-type="time">
            <text:p>12:44:5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4M54S" calcext:value-type="time">
            <text:p>12:44:5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5M01S" calcext:value-type="time">
            <text:p>12:45:01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5M04S" calcext:value-type="time">
            <text:p>12:45:0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5M05S" calcext:value-type="time">
            <text:p>12:45:0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5M10S" calcext:value-type="time">
            <text:p>12:45:10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5M10S" calcext:value-type="time">
            <text:p>12:45:10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5M13S" calcext:value-type="time">
            <text:p>12:45:13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5M17S" calcext:value-type="time">
            <text:p>12:45:17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5M22S" calcext:value-type="time">
            <text:p>12:45:2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5M22S" calcext:value-type="time">
            <text:p>12:45:2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5M31S" calcext:value-type="time">
            <text:p>12:45:3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5M34S" calcext:value-type="time">
            <text:p>12:45:3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5M35S" calcext:value-type="time">
            <text:p>12:45:35</text:p>
          </table:table-cell>
          <table:table-cell table:style-name="ce1" office:value-type="float" office:value="-71" calcext:value-type="float">
            <text:p>-71</text:p>
          </table:table-cell>
        </table:table-row>
      </table:table>
      <table:named-expressions/>
      <table:database-ranges>
        <table:database-range table:name="__Anonymous_Sheet_DB__0" table:target-range-address="Sheet1.A2:Sheet1.C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8:25:27.303235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0:07:56.996211633</meta:creation-date>
    <meta:generator>LibreOffice/6.0.7.3$Linux_X86_64 LibreOffice_project/00m0$Build-3</meta:generator>
    <dc:date>2019-12-16T18:26:57.656410750</dc:date>
    <meta:editing-duration>PT7M1S</meta:editing-duration>
    <meta:editing-cycles>6</meta:editing-cycles>
    <meta:document-statistic meta:table-count="1" meta:cell-count="225" meta:object-count="0"/>
  </office:meta>
</office:document-meta>
</file>